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2cm" fo:margin-left="-0.002cm" fo:margin-right="0cm" table:align="margins"/>
    </style:style>
    <style:style style:name="Tableau2.A" style:family="table-column">
      <style:table-column-properties style:column-width="2.764cm" style:rel-column-width="10653*"/>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68cm" style:rel-column-width="9902*"/>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125cm" style:rel-column-width="8191*"/>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7" style:family="paragraph" style:parent-style-name="Standard">
      <style:text-properties fo:font-size="16pt" style:text-underline-style="none" style:font-size-asian="16pt" style:font-size-complex="16pt"/>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1pt" fo:font-style="italic" style:font-size-asian="11pt" style:font-style-asian="italic" style:font-size-complex="11pt" style:font-style-complex="italic"/>
    </style:style>
    <style:style style:name="P10"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Contents_20_Heading">
      <style:paragraph-properties fo:break-before="page"/>
    </style:style>
    <style:style style:name="P13"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4"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5" style:family="paragraph" style:parent-style-name="Text_20_body">
      <style:text-properties fo:font-size="24pt" style:font-size-asian="24pt" style:font-size-complex="24pt"/>
    </style:style>
    <style:style style:name="P16" style:family="paragraph" style:parent-style-name="Text_20_body">
      <style:text-properties fo:font-size="15pt" style:font-size-asian="15pt" style:font-size-complex="15pt"/>
    </style:style>
    <style:style style:name="P17" style:family="paragraph" style:parent-style-name="Text_20_body">
      <style:text-properties fo:font-size="14pt" style:font-size-asian="14pt" style:font-size-complex="14pt"/>
    </style:style>
    <style:style style:name="P18" style:family="paragraph" style:parent-style-name="Text_20_body">
      <style:paragraph-properties fo:text-align="start" style:justify-single-word="false"/>
      <style:text-properties fo:color="#800000" fo:font-size="24pt" style:font-size-asian="24pt" style:font-size-complex="24pt"/>
    </style:style>
    <style:style style:name="P19" style:family="paragraph" style:parent-style-name="Text_20_body">
      <style:text-properties style:font-name="Liberation Serif1" fo:font-size="14pt" style:font-size-asian="14pt" style:font-size-complex="14pt"/>
    </style:style>
    <style:style style:name="P20" style:family="paragraph" style:parent-style-name="Text_20_body">
      <style:text-properties style:font-name="Liberation Serif" fo:font-size="11pt" fo:font-style="normal" style:font-size-asian="11pt" style:font-style-asian="normal" style:font-size-complex="11pt" style:font-style-complex="normal"/>
    </style:style>
    <style:style style:name="P21" style:family="paragraph" style:parent-style-name="Text_20_body">
      <style:text-properties fo:color="#000000" style:font-name="Liberation Serif1" fo:font-size="14pt" fo:font-style="normal" style:text-underline-style="none" style:font-size-asian="14pt" style:font-style-asian="normal" style:font-size-complex="14pt" style:font-style-complex="normal"/>
    </style:style>
    <style:style style:name="P22" style:family="paragraph" style:parent-style-name="Text_20_body">
      <style:paragraph-properties fo:margin-left="0cm" fo:margin-right="0cm" fo:text-indent="3.942cm" style:auto-text-indent="false"/>
      <style:text-properties fo:font-size="48pt" style:font-size-asian="48pt" style:font-size-complex="48pt"/>
    </style:style>
    <style:style style:name="P23" style:family="paragraph" style:parent-style-name="Heading">
      <style:text-properties style:font-name="Liberation Serif" fo:font-size="11pt" fo:font-style="normal" style:font-size-asian="11pt" style:font-style-asian="normal" style:font-size-complex="11pt" style:font-style-complex="normal"/>
    </style:style>
    <style:style style:name="P24" style:family="paragraph" style:parent-style-name="Heading">
      <style:text-properties fo:color="#000000" style:font-name="Liberation Serif1" fo:font-size="14pt" fo:font-style="normal" style:text-underline-style="none" style:font-size-asian="14pt" style:font-style-asian="normal" style:font-size-complex="14pt"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able_20_Contents">
      <style:text-properties fo:font-size="14pt" style:font-size-asian="14pt" style:font-size-complex="14pt"/>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30"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fo:color="#000000" style:font-name="Liberation Serif1" fo:font-size="14pt" fo:font-style="normal" style:text-underline-style="none" style:font-size-asian="14pt" style:font-style-asian="normal" style:font-size-complex="14pt" style:font-style-complex="normal"/>
    </style:style>
    <style:style style:name="P31" style:family="paragraph" style:parent-style-name="Text_20_body">
      <style:paragraph-properties fo:margin-left="0cm" fo:margin-right="0cm" fo:text-align="start" style:justify-single-word="false" fo:text-indent="0cm" style:auto-text-indent="false"/>
      <style:text-properties fo:font-size="14pt"/>
    </style:style>
    <style:style style:name="P32" style:family="paragraph" style:parent-style-name="Heading">
      <style:paragraph-properties fo:margin-top="0.12cm" fo:margin-bottom="0.21cm" style:contextual-spacing="false" fo:text-align="start" style:justify-single-word="false"/>
      <style:text-properties fo:color="#000000" style:font-name="Liberation Serif1" fo:font-size="14pt" fo:font-style="normal" style:text-underline-style="none" style:font-size-asian="14pt" style:font-style-asian="normal" style:font-size-complex="14pt" style:font-style-complex="normal"/>
    </style:style>
    <style:style style:name="P33" style:family="paragraph" style:parent-style-name="Heading">
      <style:paragraph-properties fo:margin-top="0cm" fo:margin-bottom="0.21cm" style:contextual-spacing="false"/>
      <style:text-properties fo:color="#000000" style:font-name="Liberation Serif1" fo:font-size="14pt" fo:font-style="normal" style:text-underline-style="none" style:font-size-asian="14pt" style:font-style-asian="normal" style:font-size-complex="14pt" style:font-style-complex="normal"/>
    </style:style>
    <style:style style:name="P34"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35"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36"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37" style:family="paragraph" style:parent-style-name="Standard" style:list-style-name="L8">
      <style:paragraph-properties fo:text-align="center" style:justify-single-word="false" fo:break-before="page"/>
      <style:text-properties fo:color="#000000" fo:font-size="16pt" fo:font-style="italic" style:text-underline-style="solid" style:text-underline-width="auto" style:text-underline-color="font-color" style:font-size-asian="16pt" style:font-style-asian="italic" style:font-size-complex="16pt" style:font-style-complex="italic"/>
    </style:style>
    <style:style style:name="P38" style:family="paragraph" style:parent-style-name="Standard" style:list-style-name="L8">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39" style:family="paragraph" style:parent-style-name="Text_20_body" style:list-style-name="L2">
      <style:text-properties fo:font-size="14pt" style:font-size-asian="14pt" style:font-size-complex="14pt"/>
    </style:style>
    <style:style style:name="P40" style:family="paragraph" style:parent-style-name="Text_20_body" style:list-style-name="L4">
      <style:text-properties style:font-name="Liberation Serif1" fo:font-size="14pt" style:font-size-asian="14pt" style:font-size-complex="14pt"/>
    </style:style>
    <style:style style:name="P41" style:family="paragraph" style:parent-style-name="Text_20_body" style:list-style-name="L6">
      <style:text-properties style:font-name="Liberation Serif" fo:font-size="11pt" fo:font-style="normal" style:font-size-asian="11pt" style:font-style-asian="normal" style:font-size-complex="11pt" style:font-style-complex="normal"/>
    </style:style>
    <style:style style:name="P42" style:family="paragraph" style:parent-style-name="Text_20_body" style:list-style-name="L7">
      <style:text-properties style:font-name="Liberation Serif" fo:font-size="11pt" fo:font-style="normal" style:font-size-asian="11pt" style:font-style-asian="normal" style:font-size-complex="11pt" style:font-style-complex="normal"/>
    </style:style>
    <style:style style:name="P43"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44" style:family="paragraph" style:parent-style-name="Text_20_body" style:list-style-name="L1">
      <style:paragraph-properties fo:margin-left="0cm" fo:margin-right="0cm" fo:margin-top="0.42cm" fo:margin-bottom="0.011cm" style:contextual-spacing="false"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45"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46"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7" style:family="paragraph" style:parent-style-name="Heading_20_3">
      <style:text-properties style:font-name="Liberation Serif1"/>
    </style:style>
    <style:style style:name="P48" style:family="paragraph" style:parent-style-name="Heading_20_3">
      <style:paragraph-properties fo:margin-top="0.42cm" fo:margin-bottom="0.011cm" style:contextual-spacing="false"/>
    </style:style>
    <style:style style:name="P49" style:family="paragraph" style:parent-style-name="Table_20_Contents">
      <style:paragraph-properties fo:text-align="center" style:justify-single-word="false"/>
      <style:text-properties style:font-name="Liberation Serif" fo:font-size="11pt" officeooo:rsid="00124908" officeooo:paragraph-rsid="00124908" style:font-size-asian="11pt" style:font-size-complex="11pt"/>
    </style:style>
    <style:style style:name="P50" style:family="paragraph" style:parent-style-name="Table_20_Contents">
      <style:paragraph-properties fo:text-align="center" style:justify-single-word="false"/>
      <style:text-properties style:font-name="Liberation Serif" fo:font-size="11pt" style:font-size-asian="11pt" style:font-size-complex="11pt"/>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 fo:font-size="11pt" fo:font-style="normal" style:font-size-asian="11pt" style:font-style-asian="normal" style:font-size-complex="11pt" style:font-style-complex="normal"/>
    </style:style>
    <style:style style:name="T4" style:family="text">
      <style:text-properties style:font-name="Liberation Serif" fo:font-size="11pt" fo:font-style="normal" officeooo:rsid="0011f585" style:font-size-asian="11pt" style:font-style-asian="normal" style:font-size-complex="11pt" style:font-style-complex="normal"/>
    </style:style>
    <style:style style:name="T5" style:family="text">
      <style:text-properties style:font-name="Liberation Serif1" style:text-underline-style="none" style:font-size-asian="14pt" style:font-size-complex="14pt"/>
    </style:style>
    <style:style style:name="T6" style:family="text">
      <style:text-properties style:font-name="Liberation Serif1" style:font-size-asian="14pt" style:font-size-complex="14pt"/>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2.1pt double #000000" style:shadow="none" draw:shadow-opacity="100%"/>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2.1pt double #000000" style:shadow="none" draw:shadow-opacity="1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22"><text:span text:style-name="T1">A</text:span><text:span text:style-name="T2">nalyse</text:span></text:p>
      <text:p text:style-name="P22"><text:span text:style-name="T1">D</text:span><text:span text:style-name="T2">e</text:span></text:p>
      <text:p text:style-name="P22"><text:span text:style-name="T1">R</text:span><text:span text:style-name="T2">isques</text:span></text:p>
      <text:p text:style-name="Text_20_body"/>
      <text:p text:style-name="Text_20_body"/>
      <text:p text:style-name="Text_20_body"/>
      <text:p text:style-name="Text_20_body"/>
      <text:p text:style-name="Text_20_body"/>
      <text:p text:style-name="P18"/>
      <text:p text:style-name="P15"/>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2">Table des matières</text:p>
          </text:index-title>
          <text:p text:style-name="P25">ANALYSE<text:tab/>3</text:p>
          <text:p text:style-name="P28">Module 1 - Étude du contexte<text:tab/>4</text:p>
          <text:p text:style-name="P26">#Contexte Générale<text:tab/>4</text:p>
          <text:p text:style-name="P28">Module 2 – Étude des événements redoutés<text:tab/>5</text:p>
          <text:p text:style-name="P28">Module 3 – Étude des scénarios de menaces<text:tab/>6</text:p>
          <text:p text:style-name="P28">Module 5 – Etude des mesures de sécurité<text:tab/>7</text:p>
          <text:p text:style-name="P25">CONCLUSION<text:tab/>8</text:p>
        </text:index-body>
      </text:table-of-content>
      <text:h text:style-name="P46" text:outline-level="3"/>
      <text:p text:style-name="P10"><draw:frame draw:style-name="fr1" draw:name="Cadre1" text:anchor-type="char" svg:width="17cm" draw:z-index="0"><draw:text-box fo:min-height="1.319cm"><text:p text:style-name="P14"><text:toc-mark-start text:id="IMark114208940" text:outline-level="1"/>ANALYSE<text:toc-mark-end text:id="IMark114208940"/></text:p></draw:text-box></draw:frame></text:p>
      <text:p text:style-name="Standard"/>
      <text:p text:style-name="Standard"/>
      <text:p text:style-name="P6"/>
      <text:p text:style-name="P24">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33">Nous fournirons des démarches de sécurité à mettre en place au niveau des développements et de l'infrastructure ainsi que des recommandations associées pour les versions des logiciels et l'hébergement du site.</text:p>
      <text:p text:style-name="P21">Un plan de tests de vulnérabilité pour cette application sera également fournit.</text:p>
      <text:list xml:id="list7473047972900272976" text:style-name="L1">
        <text:list-header>
          <text:p text:style-name="P34"><text:toc-mark-start text:id="IMark114211580" text:outline-level="2"/>Module 1 - Étude du contexte<text:toc-mark-end text:id="IMark114211580"/></text:p>
        </text:list-header>
      </text:list>
      <text:p text:style-name="P7"/>
      <text:h text:style-name="Heading_20_3" text:outline-level="3">Cadrer l'étude des risques </text:h>
      <text:list xml:id="list124232320170517" text:continue-numbering="true" text:style-name="L1">
        <text:list-header>
          <text:p text:style-name="P43">L'entreprise BIBASHOES, qui vend des chaussures hommes/femmes en cuir véritable, souhaite créée un site internet eCommerce. Elle souhaite avoir une analyse des risques de ce projet au niveau de la sécurité de l'information.</text:p>
        </text:list-header>
      </text:list>
      <text:p text:style-name="P31"><text:span text:style-name="T5">Cette études à pour but de contribuer à la gestion globale des risques de l'organisme et </text:span><text:span text:style-name="T6">d'élaborer d'une politique de sécurité de l'information</text:span><text:span text:style-name="T5">.</text:span></text:p>
      <text:list xml:id="list124232320165680" text:continue-numbering="true" text:style-name="L1">
        <text:list-header>
          <text:p text:style-name="P44">Il sera fourni des orientation stratégiques en matière de sécurité de l'information pour la sécurité.</text:p>
          <text:p text:style-name="P44"/>
        </text:list-header>
      </text:list>
      <text:h text:style-name="P48" text:outline-level="3">Contexte Générale</text:h>
      <text:p text:style-name="P32">La société BIBASHOES est une PHE situé en Bulgarie et constitué uniquement de une ou deux personnes. C'est une société de prêt-à-porter spécialisé dans la vente de chaussure hommes/femmes.</text:p>
      <text:p text:style-name="P30">Ses missions consistent à fabriquer des chaussures artisanales pour des particuliers ou des entreprises spécialisé dans la revente.</text:p>
      <text:p text:style-name="P29">Ses valeurs sont la réactivité, la précision des travaux et l'originalité de ses produits. </text:p>
      <text:p text:style-name="P29">Ses axes stratégiques sont d'une part l'utilisation des nouvelles technologies (Internet) dans un but d'ouverture vers l'extérieur et d'optimisation des ventes. L'utilisation d'un site d'eCommerce permettra une augmentation des échanges de l'entreprise.</text:p>
      <text:p text:style-name="P45">Le risque est définit comme un « scénario où une personne malveillante accède à des informations privées des utilisateurs et/où modifie des informations utilisées par BIBASHOES ».</text:p>
      <text:p text:style-name="P45"/>
      <text:h text:style-name="Heading_20_3" text:outline-level="3">Périmètre de l'étude et des paramètres </text:h>
      <text:p text:style-name="P17">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7">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7"><text:soft-page-break/></text:p>
      <text:p text:style-name="P17">Les paramètres à prendre en compte pour la société BIBASHOES :</text:p>
      <text:list xml:id="list8238241512106697590" text:style-name="L2">
        <text:list-item>
          <text:p text:style-name="P39">La directrice de l'entreprise n'est pas experte en informatique, elle ne peut donc pas gérer un site web de A à Z.</text:p>
        </text:list-item>
        <text:list-item>
          <text:p text:style-name="P39">La période de Noël et des soldes constituent une période faste pour la société et donc toute intervention de sécurisation, de formation ou de sensibilisation se fera en dehors de ces périodes</text:p>
        </text:list-item>
      </text:list>
      <text:p text:style-name="P17"/>
      <text:h text:style-name="Heading_20_3" text:outline-level="3">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list xml:id="list4952945587531339472" text:style-name="L3">
        <text:list-header>
          <text:p text:style-name="P35"><text:toc-mark-start text:id="IMark114211580" text:outline-level="2"/>Module 2 – Étude des événements redoutés<text:toc-mark-end text:id="IMark114211580"/></text:p>
        </text:list-header>
      </text:list>
      <text:p text:style-name="P8"/>
      <text:p text:style-name="Standard"/>
      <text:h text:style-name="P47" text:outline-level="3">Principale menace</text:h>
      <text:list xml:id="list4311490332113702231" text:style-name="L4">
        <text:list-item>
          <text:p text:style-name="P40">Les sources humaines interne malveillante ou non-malveillante. Elles sont liées directement aux menaces possibles à l'intérieur de l'entreprise.</text:p>
        </text:list-item>
        <text:list-item>
          <text:p text:style-name="P40">Les sources humaines externe malveillante ou non-malveillante. Elles sont liées directement aux menaces externes de l'entreprise qui pourraient nuir à l'activité de l'entreprise .</text:p>
        </text:list-item>
        <text:list-item>
          <text:p text:style-name="P40">Les événements hors contexte qui peuvent intervenir de manière aléatoire Comme les catastrophes naturelles et les événements interne.</text:p>
          <text:p text:style-name="P40"/>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7">Événement redouté </text:p>
          </table:table-cell>
          <table:table-cell table:style-name="Tableau2.A1" office:value-type="string">
            <text:p text:style-name="P27">Besoin de sécurité</text:p>
          </table:table-cell>
          <table:table-cell table:style-name="Tableau2.A1" office:value-type="string">
            <text:p text:style-name="P27">Source de menace</text:p>
          </table:table-cell>
          <table:table-cell table:style-name="Tableau2.A1" office:value-type="string">
            <text:p text:style-name="P27">Impacts</text:p>
          </table:table-cell>
          <table:table-cell table:style-name="Tableau2.A1" office:value-type="string">
            <text:p text:style-name="P27">Gravité</text:p>
          </table:table-cell>
          <table:table-cell table:style-name="Tableau2.F1" office:value-type="string">
            <text:p text:style-name="P27">Bien à protéger</text:p>
          </table:table-cell>
        </table:table-row>
        <table:table-row>
          <table:table-cell table:style-name="Tableau2.A2" office:value-type="string">
            <text:p text:style-name="P27">Gérer le contenu du site internet</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F2" office:value-type="string">
            <text:p text:style-name="P27"/>
          </table:table-cell>
        </table:table-row>
        <table:table-row>
          <table:table-cell table:style-name="Tableau2.A2" office:value-type="string">
            <text:p text:style-name="P27">Indisponibilité du site</text:p>
          </table:table-cell>
          <table:table-cell table:style-name="Tableau2.A2" office:value-type="string">
            <text:p text:style-name="P27">24-724</text:p>
          </table:table-cell>
          <table:table-cell table:style-name="Tableau2.A2" office:value-type="string">
            <text:p text:style-name="P27">Virus</text:p>
            <text:p text:style-name="P27">Concurrent</text:p>
            <text:p text:style-name="P27">Panne de courant</text:p>
          </table:table-cell>
          <table:table-cell table:style-name="Tableau2.A2" office:value-type="string">
            <text:p text:style-name="P27">Perte de crédibilité</text:p>
            <text:p text:style-name="P27">Perte de notoriété</text:p>
            <text:p text:style-name="P27">On-dit négatif</text:p>
            <text:p text:style-name="P27">Perte d'argent</text:p>
          </table:table-cell>
          <table:table-cell table:style-name="Tableau2.A2" office:value-type="string">
            <text:p text:style-name="P27">2 Limitée</text:p>
          </table:table-cell>
          <table:table-cell table:style-name="Tableau2.F2" office:value-type="string">
            <text:p text:style-name="P27">Le serveur</text:p>
            <text:p text:style-name="P27">(redondance de panne)</text:p>
          </table:table-cell>
        </table:table-row>
        <table:table-row>
          <table:table-cell table:style-name="Tableau2.A2" office:value-type="string">
            <text:p text:style-name="P27">Altération du contenu du site internet</text:p>
          </table:table-cell>
          <table:table-cell table:style-name="Tableau2.A2" office:value-type="string">
            <text:p text:style-name="P27">Maîtrisé</text:p>
          </table:table-cell>
          <table:table-cell table:style-name="Tableau2.A2" office:value-type="string">
            <text:p text:style-name="P27">Virus</text:p>
            <text:p text:style-name="P27">Concurrent</text:p>
            <text:p text:style-name="P27">hébergeur</text:p>
          </table:table-cell>
          <table:table-cell table:style-name="Tableau2.A2" office:value-type="string">
            <text:p text:style-name="P27">Perte de crédibilité</text:p>
            <text:p text:style-name="P27">Perte de notoriété</text:p>
            <text:p text:style-name="P27">On-dit négatif</text:p>
            <text:p text:style-name="P27">Perte d'argent</text:p>
            <text:p text:style-name="P27">Perte d'une clientèle</text:p>
          </table:table-cell>
          <table:table-cell table:style-name="Tableau2.A2" office:value-type="string">
            <text:p text:style-name="P27">3 Importante</text:p>
          </table:table-cell>
          <table:table-cell table:style-name="Tableau2.F2" office:value-type="string">
            <text:p text:style-name="P27">Base de donnée</text:p>
          </table:table-cell>
        </table:table-row>
        <table:table-row>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F2" office:value-type="string">
            <text:p text:style-name="P27">Protection de la base de donnée et du CMS</text:p>
          </table:table-cell>
        </table:table-row>
      </table:table>
      <text:p text:style-name="P19"/>
      <text:list xml:id="list8030240228892303829" text:style-name="L5">
        <text:list-header>
          <text:p text:style-name="P36"><text:toc-mark-start text:id="IMark114211628" text:outline-level="2"/>Module 3 – Étude des scénarios de menaces<text:toc-mark-end text:id="IMark114211628"/></text:p>
        </text:list-header>
      </text:list>
      <text:p text:style-name="P9"/>
      <text:p text:style-name="P23">Les vulnérabilités sont :</text:p>
      <text:list xml:id="list4450178556628967422" text:style-name="L6">
        <text:list-item>
          <text:p text:style-name="P41">2 failles XSS : </text:p>
          <text:list>
            <text:list-item>
              <text:p text:style-name="P41">Il existe une attaque XSS au niveau du module socolissimo, qui peut attaquer les paramètres des nom et des valeurs. </text:p>
            </text:list-item>
            <text:list-item>
              <text:p text:style-name="P41">La 2ème failles XSS se situe au niveau du module mondialrely qui permet de modifier les adresses, ect…</text:p>
            </text:list-item>
          </text:list>
        </text:list-item>
        <text:list-item>
          <text:p text:style-name="P41">On peut obtenir des informations sensibles sur le chemin d'installation dans un message d'erreur via une requête directe par fichier.php</text:p>
        </text:list-item>
      </text:list>
      <text:p text:style-name="Text_20_body"><text:span text:style-name="T3">Il existe plusieurs failles </text:span><text:span text:style-name="T4">My</text:span><text:span text:style-name="T3">SQL :</text:span></text:p>
      <text:list xml:id="list5720459800989972345" text:style-name="L7">
        <text:list-item>
          <text:p text:style-name="P42">Il existe une attaque Dos </text:p>
        </text:list-item>
      </text:list>
      <table:table table:name="Tableau3" table:style-name="Tableau3">
        <table:table-column table:style-name="Tableau3.A" table:number-columns-repeated="8"/>
        <table:table-row>
          <table:table-cell table:style-name="Tableau3.A1" office:value-type="string">
            <text:p text:style-name="P49">Logiciel</text:p>
          </table:table-cell>
          <table:table-cell table:style-name="Tableau3.A1" office:value-type="string">
            <text:p text:style-name="P49">Type de vulnérabilité</text:p>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A1" office:value-type="string">
            <text:p text:style-name="P50"/>
          </table:table-cell>
          <table:table-cell table:style-name="Tableau3.H1" office:value-type="string">
            <text:p text:style-name="P50"/>
          </table:table-cell>
        </table:table-row>
        <table:table-row>
          <table:table-cell table:style-name="Tableau3.A2" office:value-type="string">
            <text:p text:style-name="P49">Prestashop 1.4.0.6</text:p>
          </table:table-cell>
          <table:table-cell table:style-name="Tableau3.A2" office:value-type="string">
            <text:p text:style-name="P49">XSS</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Prestashop 1.4.0.6</text:p>
          </table:table-cell>
          <table:table-cell table:style-name="Tableau3.A2" office:value-type="string">
            <text:p text:style-name="P49">XSS</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Prestashop 1.4.0.6</text:p>
          </table:table-cell>
          <table:table-cell table:style-name="Tableau3.A2" office:value-type="string">
            <text:p text:style-name="P50">-</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MySQL 5.0.21</text:p>
          </table:table-cell>
          <table:table-cell table:style-name="Tableau3.A2" office:value-type="string">
            <text:p text:style-name="P49">DoS</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MySQL 5.0.21</text:p>
          </table:table-cell>
          <table:table-cell table:style-name="Tableau3.A2" office:value-type="string">
            <text:p text:style-name="P49">Exec Code SQL</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MySQL 5.0.21</text:p>
          </table:table-cell>
          <table:table-cell table:style-name="Tableau3.A2" office:value-type="string">
            <text:p text:style-name="P50">-</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MySQL 5.0.21</text:p>
          </table:table-cell>
          <table:table-cell table:style-name="Tableau3.A2" office:value-type="string">
            <text:p text:style-name="P49">Exec Code SQL</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row>
          <table:table-cell table:style-name="Tableau3.A2" office:value-type="string">
            <text:p text:style-name="P49">MySQL 5.0.21</text:p>
          </table:table-cell>
          <table:table-cell table:style-name="Tableau3.A2" office:value-type="string">
            <text:p text:style-name="P50">-</text:p>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A2" office:value-type="string">
            <text:p text:style-name="P50"/>
          </table:table-cell>
          <table:table-cell table:style-name="Tableau3.H2" office:value-type="string">
            <text:p text:style-name="P50"/>
          </table:table-cell>
        </table:table-row>
      </table:table>
      <text:p text:style-name="P20"/>
      <text:list xml:id="list2923673930539976970" text:style-name="L8">
        <text:list-header>
          <text:p text:style-name="P37"><text:toc-mark-start text:id="IMark114211580" text:outline-level="2"/>Module 4 – Étude des risques<text:toc-mark-end text:id="IMark114211580"/></text:p>
          <text:p text:style-name="P38"><text:toc-mark-start text:id="IMark114212060" text:outline-level="2"/>Module 5 – Etude des mesures de sécurité<text:toc-mark-end text:id="IMark114212060"/></text:p>
        </text:list-header>
      </text:list>
      <text:p text:style-name="P3"/>
      <text:p text:style-name="P11"><draw:frame draw:style-name="fr2" draw:name="Cadre3" text:anchor-type="paragraph" svg:width="17cm" draw:z-index="1"><draw:text-box fo:min-height="0.499cm"><text:p text:style-name="P13"><text:toc-mark-start text:id="IMark114494508" text:outline-level="1"/>CONCLUSION<text:toc-mark-end text:id="IMark114494508"/></text:p></draw:text-box></draw:frame></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drop-cap/>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style:contextual-spacing="false"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5T12:47:16</meta:creation-date>
    <dc:date>2014-12-12T12:42:32.238000000</dc:date>
    <meta:editing-duration>P2DT4H27M</meta:editing-duration>
    <meta:editing-cycles>388</meta:editing-cycles>
    <meta:generator>LibreOffice/4.2.7.2$Windows_x86 LibreOffice_project/933c0aa564ec4f8883ed5732c866db48dca4dac5</meta:generator>
    <meta:document-statistic meta:table-count="3" meta:image-count="0" meta:object-count="0" meta:page-count="10" meta:paragraph-count="135" meta:word-count="903" meta:character-count="5756" meta:non-whitespace-character-count="4957"/>
  </office:meta>
</office:document-meta>
</file>